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P2" style:family="paragraph" style:parent-style-name="Table_20_Contents">
      <style:paragraph-properties fo:text-align="end" style:justify-single-word="false"/>
      <style:text-properties fo:font-weight="bold" officeooo:rsid="001e8505" officeooo:paragraph-rsid="001e8505" style:font-weight-asian="bold" style:font-weight-complex="bold"/>
    </style:style>
    <style:style style:name="P3" style:family="paragraph" style:parent-style-name="Standard">
      <style:paragraph-properties fo:line-height="200%" fo:text-align="center" style:justify-single-word="false"/>
      <style:text-properties fo:font-size="12pt" fo:font-weight="bold" officeooo:rsid="002e4a9d" officeooo:paragraph-rsid="002e4a9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fo:font-style="normal" fo:font-weight="normal" officeooo:rsid="002e4a9d" officeooo:paragraph-rsid="002e4a9d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ebdac"/>
    </style:style>
    <style:style style:name="T2" style:family="text">
      <style:text-properties officeooo:rsid="002e4a9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bout This Book</text:p>
      <text:p text:style-name="P4">ISBN and publishing information here.</text:p>
      <text:p text:style-name="P4">All of the source material for this book is available under the CC BY 4.0 Creative Commons license here:</text:p>
      <text:p text:style-name="P4">The <text:span text:style-name="T3">Saxtalk.com Daily Saxophone Etudes </text:span>project is part of my larger saxophone project: <text:a xlink:type="simple" xlink:href="https://saxtalk.com/" text:style-name="Internet_20_link" text:visited-style-name="Visited_20_Internet_20_Link">https://saxtalk.com/</text:a>. You can make a donation to support Saxtalk.com here, if you wish: <text:a xlink:type="simple" xlink:href="https://saxtalk.com/donate.html" text:style-name="Internet_20_link" text:visited-style-name="Visited_20_Internet_20_Link">https://saxtalk.com/donate.html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in" style:auto-text-indent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MP2" style:family="paragraph" style:parent-style-name="Table_20_Contents">
      <style:paragraph-properties fo:text-align="end" style:justify-single-word="false"/>
      <style:text-properties fo:font-weight="bold" officeooo:rsid="001e8505" officeooo:paragraph-rsid="001e8505" style:font-weight-asian="bold" style:font-weight-complex="bold"/>
    </style:style>
    <style:style style:name="MT1" style:family="text">
      <style:text-properties officeooo:rsid="001ebdac"/>
    </style:style>
    <style:style style:name="MT2" style:family="text">
      <style:text-properties officeooo:rsid="002e4a9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 table:style-name="TableLine94543470628928">
            <table:table-cell table:style-name="Table1.A1" office:value-type="string">
              <text:p text:style-name="MP2">Page 000<text:span text:style-name="MT1">0</text:span><text:span text:style-name="MT2">i</text:span></text:p>
            </table:table-cell>
          </table:table-row>
          <table:table-row table:style-name="TableLine94543470656672">
            <table:table-cell table:style-name="Table1.A1" office:value-type="string">
              <text:p text:style-name="MP1">Saxtalk.com Daily Saxophone Etudes Volume 1 – Eb Edition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23:43:33.211732531</meta:creation-date>
    <dc:date>2021-08-23T17:37:55.099463598</dc:date>
    <meta:editing-duration>PT45M41S</meta:editing-duration>
    <meta:editing-cycles>13</meta:editing-cycles>
    <meta:generator>LibreOffice/7.1.5.2$Linux_X86_64 LibreOffice_project/10$Build-2</meta:generator>
    <meta:document-statistic meta:table-count="1" meta:image-count="0" meta:object-count="0" meta:page-count="1" meta:paragraph-count="6" meta:word-count="64" meta:character-count="428" meta:non-whitespace-character-count="369"/>
  </office:meta>
</office:document-meta>
</file>